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normal" officeooo:rsid="0001f545" officeooo:paragraph-rsid="0001f545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fo:font-weight="normal" officeooo:rsid="00022b06" officeooo:paragraph-rsid="00022b06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022b06" officeooo:paragraph-rsid="0005e607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050e2c" officeooo:paragraph-rsid="00050e2c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069509" officeooo:paragraph-rsid="00069509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style="italic" fo:font-weight="bold" officeooo:rsid="0005b30f" officeooo:paragraph-rsid="0005b30f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text-properties fo:font-size="15pt" fo:font-style="normal" fo:font-weight="normal" officeooo:rsid="0005b30f" officeooo:paragraph-rsid="0005b30f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fo:font-size="16pt" fo:font-weight="bold" officeooo:rsid="0001f545" officeooo:paragraph-rsid="0001f545" style:font-size-asian="16pt" style:font-weight-asian="bold" style:font-size-complex="16pt" style:font-weight-complex="bold"/>
    </style:style>
    <style:style style:name="P9" style:family="paragraph" style:parent-style-name="Header">
      <style:text-properties officeooo:rsid="0005b30f" officeooo:paragraph-rsid="0005b30f"/>
    </style:style>
    <style:style style:name="T1" style:family="text">
      <style:text-properties officeooo:rsid="00022b06"/>
    </style:style>
    <style:style style:name="T2" style:family="text">
      <style:text-properties officeooo:rsid="0003dcc3"/>
    </style:style>
    <style:style style:name="T3" style:family="text">
      <style:text-properties officeooo:rsid="00050e2c"/>
    </style:style>
    <style:style style:name="T4" style:family="text">
      <style:text-properties officeooo:rsid="0005e607"/>
    </style:style>
    <style:style style:name="T5" style:family="text">
      <style:text-properties officeooo:rsid="00069509"/>
    </style:style>
    <style:style style:name="T6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LAZIONE OCAML 2019/2020</text:p>
      <text:p text:style-name="P8"/>
      <text:p text:style-name="P1">Il linguaggio didattico è stato esteso con i dizionari definendoli ricorsivamente tramite il valore “Empty” che indica che un dizionario è vuoto; ed un <text:s/>valore “Val” che indica la coppia (chiave,valore) attuale e le altre chiavi nel dizionario.</text:p>
      <text:p text:style-name="P1">L’omogeneità dei valori nel progetto viene controllata tramite un typechecker dinamico. <text:span text:style-name="T1">Nel caso il dizionario non fosse omogeneo viene generato un errore.</text:span></text:p>
      <text:p text:style-name="P3">Le chiavi all’interno,per via della definizione del dizionario e poiché queste vengono utilizzate come accesso ai valori, devono essere univoche. </text:p>
      <text:p text:style-name="P3">Per verificare questa proprietà c’è un controllo di doppia chiave quando si valuta un dizionario.</text:p>
      <text:p text:style-name="P3"/>
      <text:p text:style-name="P3">Il typechecker è stato esteso in modo che possa fare il typechecking dinamico dei vari tipi di evT. </text:p>
      <text:p text:style-name="P3">Nel caso del dizionario controlla se esso lo sia effettivamente e se tutti i tipi all’intero <text:span text:style-name="T4">siano</text:span> omogenei.</text:p>
      <text:p text:style-name="P2"/>
      <text:p text:style-name="P2">La sintassi della consegna è stata <text:span text:style-name="T3">estesa</text:span> aggiungendo, alle operazioni di base <text:span text:style-name="T5">(</text:span>con interi, booleani,stringhe<text:span text:style-name="T5">) </text:span>altri tipi come:</text:p>
      <text:p text:style-name="P2">Edizionario of dict (definizione del tipo del dizionario);</text:p>
      <text:p text:style-name="P2">AccFun of exp*ide*ide (estende funzioni binarie);</text:p>
      <text:p text:style-name="P2">FunCallAccF of exp*exp*exp(chiamata di funzione delle funzioni binarie).</text:p>
      <text:p text:style-name="P2"/>
      <text:p text:style-name="P2">Inoltre ho aggiunto:</text:p>
      <text:p text:style-name="P2">and dict = Empty | Val of ide*exp*dict;</text:p>
      <text:p text:style-name="P2">in cui affermo che un dizionario può essere o vuoto oppure formato da coppie di valori.</text:p>
      <text:p text:style-name="P2"/>
      <text:p text:style-name="P2">Nei tipi esprimibili ho introdotto:</text:p>
      <text:p text:style-name="P2">ValDict of (ide*evT)list;</text:p>
      <text:p text:style-name="P2">questo indica che il dizionario valutato è una lista di coppie (ide*evT).</text:p>
      <text:p text:style-name="P2">ValAccFun of evAccFun;</text:p>
      <text:p text:style-name="P2">essa sarebbe la chiusura di una funzione che prende un accumulatore.</text:p>
      <text:p text:style-name="P2"/>
      <text:p text:style-name="P4">L’interprete è stato modificato in aggiunta all’estensione <text:s/>del linguaggio.</text:p>
      <text:p text:style-name="P2"/>
      <text:p text:style-name="P2"/>
      <text:p text:style-name="P2"/>
      <text:p text:style-name="P2"><text:soft-page-break/><text:span text:style-name="T2">Sono </text:span>state implementate <text:span text:style-name="T2">per la realizzazione dell’interprete alcune </text:span><text:s/>funzioni ausiliarie:</text:p>
      <text:p text:style-name="P2">-<text:span text:style-name="T6">hasK2</text:span>: è una funzione <text:span text:style-name="T3">ricorsiva </text:span>utilizzata nella filter che mi restituisce un booleano <text:span text:style-name="T5">e</text:span> mi indica se una chiave è presente o meno nella mia lista di chiavi.</text:p>
      <text:p text:style-name="P2"/>
      <text:p text:style-name="P4">Per valutare un dizionario viene utilizzata una funzione ricorsiva <text:span text:style-name="T6">eval_diz</text:span> che controlla se ci <text:span text:style-name="T5">siano</text:span> duplicati nel dizionario e genera l’insieme delle coppie (key*val).</text:p>
      <text:p text:style-name="P4"/>
      <text:p text:style-name="P6">Batteria di Test: </text:p>
      <text:p text:style-name="P7">Nella batteria sono stati inseriti dei test sufficienti per testare tutte le funzioni richieste dalla traccia,in modo da visualizzarne il corretto risultato di esse.</text:p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b30f" officeooo:paragraph-rsid="0005b3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iulia De Paola 560622</text:p>
        <text:p text:style-name="MP1">Secondo Progetto in Ocaml 2019/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23:30:06.371987278</meta:creation-date>
    <dc:date>2020-02-08T00:14:50.594148449</dc:date>
    <meta:editing-duration>PT13M4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342" meta:character-count="2281" meta:non-whitespace-character-count="1960"/>
  </office:meta>
</office:document-meta>
</file>